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Organización y Análisis de Sistemas</text:p>
      <text:p text:style-name="Author">Benjamín Juárez &amp; Juan Olmos</text:p>
      <text:p text:style-name="Date">2020-06-21</text:p>
      <text:h text:style-name="Heading_20_2" text:outline-level="2">Ejercicio 1</text:h>
      <text:h text:style-name="Heading_20_3" text:outline-level="3">Procedimiento para despertarse y llegar hasta el trabajo</text:h>
      <text:list text:style-name="L1">
        <text:list-item>
          <text:p text:style-name="P1">Escuchar el despertador</text:p>
        </text:list-item>
        <text:list-item>
          <text:p text:style-name="P1">Despertarme</text:p>
        </text:list-item>
        <text:list-item>
          <text:p text:style-name="P1">Apagar la alarma del despertador</text:p>
        </text:list-item>
        <text:list-item>
          <text:p text:style-name="P1">Levantarse de la cama</text:p>
        </text:list-item>
        <text:list-item>
          <text:p text:style-name="P1">Ir a lavarme los dientes y la cara</text:p>
        </text:list-item>
        <text:list-item>
          <text:p text:style-name="P1">Tomar un vaso de agua</text:p>
        </text:list-item>
        <text:list-item>
          <text:p text:style-name="P1">Ducharse</text:p>
        </text:list-item>
        <text:list-item>
          <text:p text:style-name="P1">Vestirse</text:p>
        </text:list-item>
        <text:list-item>
          <text:p text:style-name="P1">Preparar desayuno de café con huevo revuelto</text:p>
        </text:list-item>
        <text:list-item>
          <text:p text:style-name="P1">Tomar el desayuno</text:p>
        </text:list-item>
        <text:list-item>
          <text:p text:style-name="P1">Alzar las llaves de mi casa</text:p>
        </text:list-item>
        <text:list-item>
          <text:p text:style-name="P1">Salir de mi casa</text:p>
        </text:list-item>
        <text:list-item>
          <text:p text:style-name="P1">Caminar desde plaza España hasta el edificio Inteligente</text:p>
        </text:list-item>
        <text:list-item>
          <text:p text:style-name="P1">Caminar desde el Edificio Inteligente en línea recta hasta la costanera</text:p>
        </text:list-item>
        <text:list-item>
          <text:p text:style-name="P1">Llegar al edificio caminando</text:p>
        </text:list-item>
        <text:list-item>
          <text:p text:style-name="P1">Marcar en el lector mi ingreso al puesto laboral</text:p>
        </text:list-item>
        <text:list-item>
          <text:p text:style-name="P1">Entrar en mi puesto de trabaj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ganización y Análisis de Sistemas</dc:title>
  </office:meta>
</office:document-meta>
</file>